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e7a50" officeooo:paragraph-rsid="000e7a50"/>
    </style:style>
    <style:style style:name="P2" style:family="paragraph" style:parent-style-name="Text_20_body">
      <style:text-properties officeooo:rsid="000fea98" officeooo:paragraph-rsid="000fea98"/>
    </style:style>
    <style:style style:name="P3" style:family="paragraph" style:parent-style-name="Text_20_body">
      <style:text-properties officeooo:rsid="0010f78f" officeooo:paragraph-rsid="0010f78f"/>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bold" officeooo:rsid="0010f78f" officeooo:paragraph-rsid="0010f78f" style:font-weight-asian="bold" style:font-weight-complex="bold"/>
    </style:style>
    <style:style style:name="P6" style:family="paragraph" style:parent-style-name="Text_20_body">
      <style:text-properties fo:font-weight="bold" officeooo:rsid="001522b5" officeooo:paragraph-rsid="001522b5" style:font-weight-asian="bold" style:font-weight-complex="bold"/>
    </style:style>
    <style:style style:name="P7" style:family="paragraph" style:parent-style-name="Text_20_body">
      <style:text-properties fo:font-weight="bold" officeooo:rsid="001e5448" officeooo:paragraph-rsid="001e5448" style:font-weight-asian="bold" style:font-weight-complex="bold"/>
    </style:style>
    <style:style style:name="P8" style:family="paragraph" style:parent-style-name="Text_20_body">
      <style:text-properties fo:font-weight="bold" officeooo:rsid="001f8086" officeooo:paragraph-rsid="001f8086" style:font-weight-asian="bold" style:font-weight-complex="bold"/>
    </style:style>
    <style:style style:name="P9" style:family="paragraph" style:parent-style-name="Text_20_body">
      <style:text-properties fo:font-weight="normal" officeooo:rsid="0010f78f" officeooo:paragraph-rsid="0010f78f" style:font-weight-asian="normal" style:font-weight-complex="normal"/>
    </style:style>
    <style:style style:name="P10" style:family="paragraph" style:parent-style-name="Text_20_body">
      <style:text-properties fo:font-weight="normal" officeooo:rsid="0012dc9e" officeooo:paragraph-rsid="0012dc9e" style:font-weight-asian="normal" style:font-weight-complex="normal"/>
    </style:style>
    <style:style style:name="P11" style:family="paragraph" style:parent-style-name="Text_20_body">
      <style:text-properties fo:font-weight="normal" officeooo:rsid="001522b5" officeooo:paragraph-rsid="001522b5" style:font-weight-asian="normal" style:font-weight-complex="normal"/>
    </style:style>
    <style:style style:name="P12" style:family="paragraph" style:parent-style-name="Text_20_body">
      <style:text-properties officeooo:rsid="0016cf9e" officeooo:paragraph-rsid="0016cf9e"/>
    </style:style>
    <style:style style:name="P13" style:family="paragraph" style:parent-style-name="Text_20_body">
      <style:text-properties officeooo:rsid="001714cd" officeooo:paragraph-rsid="001714cd"/>
    </style:style>
    <style:style style:name="P14" style:family="paragraph" style:parent-style-name="Text_20_body">
      <style:text-properties officeooo:rsid="0018dad0" officeooo:paragraph-rsid="0018dad0"/>
    </style:style>
    <style:style style:name="P15" style:family="paragraph" style:parent-style-name="Text_20_body">
      <style:text-properties officeooo:rsid="001cbfd5" officeooo:paragraph-rsid="001cbfd5"/>
    </style:style>
    <style:style style:name="P16" style:family="paragraph" style:parent-style-name="Text_20_body">
      <style:text-properties officeooo:rsid="001e5448" officeooo:paragraph-rsid="001e5448"/>
    </style:style>
    <style:style style:name="P17" style:family="paragraph" style:parent-style-name="Text_20_body">
      <style:text-properties officeooo:rsid="001f8086" officeooo:paragraph-rsid="001f8086"/>
    </style:style>
    <style:style style:name="T1" style:family="text">
      <style:text-properties officeooo:rsid="00147de6"/>
    </style:style>
    <style:style style:name="T2" style:family="text">
      <style:text-properties officeooo:rsid="001522b5"/>
    </style:style>
    <style:style style:name="T3" style:family="text">
      <style:text-properties officeooo:rsid="0016cf9e"/>
    </style:style>
    <style:style style:name="T4" style:family="text">
      <style:text-properties officeooo:rsid="001714cd"/>
    </style:style>
    <style:style style:name="T5" style:family="text">
      <style:text-properties officeooo:rsid="001c793b"/>
    </style:style>
    <style:style style:name="T6" style:family="text">
      <style:text-properties officeooo:rsid="001cbfd5"/>
    </style:style>
    <style:style style:name="T7" style:family="text">
      <style:text-properties officeooo:rsid="001f80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四大组件 – 广播</text:p>
      <text:h text:style-name="Heading_20_2" text:outline-level="2">1.什么是广播，广播作为android的四大组件之一，承担之我们的应用程序之间的逻辑通讯的的问题和角色</text:h>
      <text:p text:style-name="P1"><text:s/><text:tab/>首先，我们的广播之间的通信分为这么几个要点：<text:line-break/><text:tab/><text:tab/>本地广播通讯（隔绝外部，安全防护内部）</text:p>
      <text:p text:style-name="P1"><text:tab/><text:tab/>App之间的广播通讯<text:tab/></text:p>
      <text:p text:style-name="P1"><text:tab/><text:tab/>手机系统和应用程序之间的通讯：有些需要我们的运行权限，否则程序崩溃</text:p>
      <text:p text:style-name="P1"><text:s/><text:tab/>其次：广播又可以分为标准广播和有序广播</text:p>
      <text:p text:style-name="P1"><text:tab/><text:tab/>标准广播我们的所有的信息都会立即发送给有intent过滤抓取这个广播的应用程序，虽然很高效，但是存在我们的安全的隐患</text:p>
      <text:p text:style-name="P1"><text:tab/><text:tab/>有序广播：我们的广播是接收的优先级的，高优先级的广播可以阻断后面的广播的接收</text:p>
      <text:p text:style-name="P1"/>
      <text:h text:style-name="Heading_20_2" text:outline-level="2">2.广播的注册：<text:tab/></text:h>
      <text:p text:style-name="P2"><text:tab/>动态注册：</text:p>
      <text:p text:style-name="P2"><text:tab/><text:tab/>动态注册广播的好处就是我们的程序启动的时候可以进行启动我们的接收器，非常的灵活</text:p>
      <text:p text:style-name="P2"><text:tab/>静态注册：</text:p>
      <text:p text:style-name="P2"><text:tab/><text:tab/>静态广播可以实现程序不启动但是就可以执行广播接收程序，但是响应的要求我们在anifest中<text:tab/><text:tab/>进行注册，也就是说，并不是灵活的</text:p>
      <text:p text:style-name="P2"/>
      <text:h text:style-name="Heading_20_2" text:outline-level="2">3.动态注册广播接收器：<text:line-break/></text:h>
      <text:p text:style-name="P3">广播接收器本质上我们可以理解是我们的继承自我们的BroadCastReceiver的一个制定的自定义类，我们需要自己实现重载我们的onreceive方法，这个方法在我们接收到广播的时候内部的代码逻辑或的得到执行</text:p>
      <text:p text:style-name="P5">我们通常上将广播接收器的类在我们的当前的要接收广播的活动中进行定义和执行</text:p>
      <text:p text:style-name="P9">定义的过程：</text:p>
      <text:p text:style-name="P10">1.材料：</text:p>
      <text:p text:style-name="P10"><text:soft-page-break/><text:tab/>过滤器，添加我们的过滤的信息（这个过滤的信息根据我们的广播的分类可以使针对系统的默认的广播的接收到的种类，也可以是我们的自定义的信息）IntentFilter，intentfilter.<text:span text:style-name="T1">addAction(“...”)</text:span></text:p>
      <text:p text:style-name="P10"><text:tab/>自定义的继承自BroadCastReceive的接收器<text:span text:style-name="T2">（重写了onreceive方法）,</text:span></text:p>
      <text:p text:style-name="P11">2.过程：<text:line-break/><text:tab/>registerReceive(广播接收器类，过滤器)</text:p>
      <text:p text:style-name="P6">3.注意点，我们的官博接收器必须要进行解注册，在我们的活动结束的时候我们要unregister(广播接收器类)</text:p>
      <text:p text:style-name="P12">4.特例：</text:p>
      <text:p text:style-name="P12">我们要小心有的时候我们获得系统的官博是需要有权限的</text:p>
      <text:p text:style-name="P12">比如我们获取开机启动的广播或者我们获取网络连接的广播</text:p>
      <text:p text:style-name="P12"/>
      <text:h text:style-name="Heading_20_2" text:outline-level="2">4.静态注册：</text:h>
      <text:p text:style-name="Text_20_body">静态注册需要我们注册一个广播接收器类<text:span text:style-name="T3">，我们在new -》other - 》broadcast中定义</text:span></text:p>
      <text:p text:style-name="Text_20_body">export属性表示允许我们接收其他程序的广播<text:span text:style-name="T3">，enable表示允许我们接收是否启用这个广播</text:span></text:p>
      <text:p text:style-name="Text_20_body">注册之后我们在manfiest中也会注册这个接收器<text:span text:style-name="T3">，在manifest中我们还可以添加我们的需要的接收的广播的类型，在intent-filter标签中的action：name中进行添加就好</text:span></text:p>
      <text:p text:style-name="Text_20_body"/>
      <text:p text:style-name="P4">注意点<text:span text:style-name="T3">：我们万分小心，我们的receive中的代码的执行的负担一定要小，因为长时间好诶呦启动接收我们的广播接收到的逻辑的话，我们程序会崩溃，更多的时候，广播接收器一般承担开启其他的组件活动等作用</text:span></text:p>
      <text:p text:style-name="P12"/>
      <text:p text:style-name="P12"/>
      <text:h text:style-name="Heading_20_2" text:outline-level="2">5.自定义广播</text:h>
      <text:p text:style-name="Text_20_body">核心<text:span text:style-name="T4">：</text:span></text:p>
      <text:p text:style-name="Text_20_body">sendBroadCast<text:span text:style-name="T4">(intent)</text:span></text:p>
      <text:p text:style-name="P13">sendOrderedBroadCast(intent，null)</text:p>
      <text:p text:style-name="P13"><text:tab/>abortBroadCast – 终端后续的广播的传播</text:p>
      <text:p text:style-name="P13"><text:tab/>在我们的静态注册的intent-filter中我们还可以设定priority属性设定优先级</text:p>
      <text:p text:style-name="P13">我们首先要注意到，我们的onreceive方法中室友intent参数的，意思就是我们甚至可以利用广播进行数据的传递</text:p>
      <text:p text:style-name="P13"><text:soft-page-break/>上面的intent在构建的时候，我们将广播（自定义和系统的）的类型传递进其构造函数</text:p>
      <text:p text:style-name="P13"/>
      <text:p text:style-name="Text_20_body"/>
      <text:p text:style-name="Text_20_body"/>
      <text:h text:style-name="Heading_20_2" text:outline-level="2">6.本地广播</text:h>
      <text:p text:style-name="Text_20_body">我们之前也提到了，我们的本地广播有更好的安全性，他将我们的广播的信息传递封装在我们的应用程序之内了</text:p>
      <text:p text:style-name="P14"><text:tab/>IntentFilter:AddAction（添加广播的标号）</text:p>
      <text:p text:style-name="P14"><text:tab/>自定义广播接收器类</text:p>
      <text:p text:style-name="P14"><text:tab/>本地广播管理器：</text:p>
      <text:p text:style-name="P14"><text:tab/><text:tab/>静态成员函数：getinstance获取本地广播管理器的实例</text:p>
      <text:p text:style-name="P14"><text:tab/><text:tab/>实例注册，实例发送，实例解注册</text:p>
      <text:p text:style-name="P14"/>
      <text:p text:style-name="P14"/>
      <text:h text:style-name="Heading_20_2" text:outline-level="2">7.实例展示</text:h>
      <text:p text:style-name="Text_20_body">为了实现强制下线的功能<text:span text:style-name="T5">：</text:span></text:p>
      <text:p text:style-name="Text_20_body">我们利用第二章的知识<text:span text:style-name="T5">，建立一个活动管理器和一个父类的总的活动类，我们在要前置终止的时候，清楚所有的程序并打开登录界面</text:span></text:p>
      <text:p text:style-name="Text_20_body">因为是动态注册<text:span text:style-name="T6">，我们可以在父类活动中书写我们的onresume，onpause中写我们的注册广播接收器的逻辑和解注册还有接收的程序</text:span></text:p>
      <text:p text:style-name="Text_20_body"/>
      <text:p text:style-name="Text_20_body"/>
      <text:h text:style-name="Heading_20_1" text:outline-level="1">8.Git</text:h>
      <text:p text:style-name="P15">1.安装：</text:p>
      <text:p text:style-name="P15">sudo apt-get install git-core</text:p>
      <text:p text:style-name="P15">2.配置身份：</text:p>
      <text:p text:style-name="P15">git config –global user.name “...”</text:p>
      <text:p text:style-name="P15">git config –global user.email “...”</text:p>
      <text:p text:style-name="P15"><text:soft-page-break/>检查配置时不要后面的引号的内容就可以</text:p>
      <text:p text:style-name="P16">3.创建代码仓库：</text:p>
      <text:p text:style-name="P16">在我们的本地的代码文件的目录下</text:p>
      <text:p text:style-name="P16">git init</text:p>
      <text:p text:style-name="P16">删除仓库删除这个文件夹就好</text:p>
      <text:p text:style-name="P16">4.提交本地代码:</text:p>
      <text:p text:style-name="P7">添加<text:span text:style-name="T7">：</text:span></text:p>
      <text:p text:style-name="P17">git add ….（文件名，目录，.（添加所有文件））</text:p>
      <text:p text:style-name="P8">提交：</text:p>
      <text:p text:style-name="P17">git commit -m “提交信息”</text:p>
      <text:p text:style-name="P17">一定要添加提交信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cbfd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22:19:28.581968897</meta:creation-date>
    <meta:generator>LibreOffice/5.1.4.2$Linux_X86_64 LibreOffice_project/10m0$Build-2</meta:generator>
    <dc:date>2017-03-09T11:33:37.504554503</dc:date>
    <meta:editing-duration>PT35M39S</meta:editing-duration>
    <meta:editing-cycles>17</meta:editing-cycles>
    <meta:document-statistic meta:table-count="0" meta:image-count="0" meta:object-count="0" meta:page-count="4" meta:paragraph-count="66" meta:word-count="1429" meta:character-count="1942" meta:non-whitespace-character-count="1879"/>
  </office:meta>
</office:document-meta>
</file>